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8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</style:style>
  </office:automatic-styles>
  <office:body>
    <office:spreadsheet>
      <table:table table:name="Cos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Quantity Bought</text:p>
          </table:table-cell>
          <table:table-cell table:style-name="ce2" office:value-type="string">
            <text:p>Total Cost</text:p>
          </table:table-cell>
          <table:table-cell table:style-name="ce5"/>
          <table:table-cell table:style-name="ce2" office:value-type="string">
            <text:p>Cost per Unit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LC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currency" office:currency="GBP" office:value="9.54">
            <text:p>£9.54</text:p>
          </table:table-cell>
          <table:table-cell/>
          <table:table-cell table:style-name="ce4" table:formula="of:=IF(AND([.B2] &lt;&gt; &quot;&quot;; [.C2] &lt;&gt; &quot;&quot;; [.D2] &lt;&gt; &quot;&quot;); [.D2] / [.C2] * [.B2]; &quot;&quot;)" office:value-type="currency" office:currency="GBP" office:value="4.77">
            <text:p>£4.77</text:p>
          </table:table-cell>
          <table:table-cell table:number-columns-repeated="1018"/>
        </table:table-row>
        <table:table-row table:style-name="ro1">
          <table:table-cell office:value-type="string">
            <text:p>Motor (With 1:150 Gearbox)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BP" office:value="9.2">
            <text:p>£9.20</text:p>
          </table:table-cell>
          <table:table-cell/>
          <table:table-cell table:style-name="ce4" table:formula="of:=IF(AND([.B3] &lt;&gt; &quot;&quot;; [.C3] &lt;&gt; &quot;&quot;; [.D3] &lt;&gt; &quot;&quot;); [.D3] / [.C3] * [.B3]; &quot;&quot;)" office:value-type="currency" office:currency="GBP" office:value="9.2">
            <text:p>£9.20</text:p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4] &lt;&gt; &quot;&quot;; [.C4] &lt;&gt; &quot;&quot;; [.D4] &lt;&gt; &quot;&quot;); [.D4] / [.C4] * [.B4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5] &lt;&gt; &quot;&quot;; [.C5] &lt;&gt; &quot;&quot;; [.D5] &lt;&gt; &quot;&quot;); [.D5] / [.C5] * [.B5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6] &lt;&gt; &quot;&quot;; [.C6] &lt;&gt; &quot;&quot;; [.D6] &lt;&gt; &quot;&quot;); [.D6] / [.C6] * [.B6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7] &lt;&gt; &quot;&quot;; [.C7] &lt;&gt; &quot;&quot;; [.D7] &lt;&gt; &quot;&quot;); [.D7] / [.C7] * [.B7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8] &lt;&gt; &quot;&quot;; [.C8] &lt;&gt; &quot;&quot;; [.D8] &lt;&gt; &quot;&quot;); [.D8] / [.C8] * [.B8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9] &lt;&gt; &quot;&quot;; [.C9] &lt;&gt; &quot;&quot;; [.D9] &lt;&gt; &quot;&quot;); [.D9] / [.C9] * [.B9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0] &lt;&gt; &quot;&quot;; [.C10] &lt;&gt; &quot;&quot;; [.D10] &lt;&gt; &quot;&quot;); [.D10] / [.C10] * [.B10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1] &lt;&gt; &quot;&quot;; [.C11] &lt;&gt; &quot;&quot;; [.D11] &lt;&gt; &quot;&quot;); [.D11] / [.C11] * [.B11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2] &lt;&gt; &quot;&quot;; [.C12] &lt;&gt; &quot;&quot;; [.D12] &lt;&gt; &quot;&quot;); [.D12] / [.C12] * [.B12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3] &lt;&gt; &quot;&quot;; [.C13] &lt;&gt; &quot;&quot;; [.D13] &lt;&gt; &quot;&quot;); [.D13] / [.C13] * [.B13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4] &lt;&gt; &quot;&quot;; [.C14] &lt;&gt; &quot;&quot;; [.D14] &lt;&gt; &quot;&quot;); [.D14] / [.C14] * [.B14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5] &lt;&gt; &quot;&quot;; [.C15] &lt;&gt; &quot;&quot;; [.D15] &lt;&gt; &quot;&quot;); [.D15] / [.C15] * [.B15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6] &lt;&gt; &quot;&quot;; [.C16] &lt;&gt; &quot;&quot;; [.D16] &lt;&gt; &quot;&quot;); [.D16] / [.C16] * [.B16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7] &lt;&gt; &quot;&quot;; [.C17] &lt;&gt; &quot;&quot;; [.D17] &lt;&gt; &quot;&quot;); [.D17] / [.C17] * [.B17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8] &lt;&gt; &quot;&quot;; [.C18] &lt;&gt; &quot;&quot;; [.D18] &lt;&gt; &quot;&quot;); [.D18] / [.C18] * [.B18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9] &lt;&gt; &quot;&quot;; [.C19] &lt;&gt; &quot;&quot;; [.D19] &lt;&gt; &quot;&quot;); [.D19] / [.C19] * [.B19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20] &lt;&gt; &quot;&quot;; [.C20] &lt;&gt; &quot;&quot;; [.D20] &lt;&gt; &quot;&quot;); [.D20] / [.C20] * [.B20]; &quot;&quot;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formula="of:=SUM([.D2:.D20])" office:value-type="currency" office:currency="GBP" office:value="18.74">
            <text:p>£18.74</text:p>
          </table:table-cell>
          <table:table-cell/>
          <table:table-cell table:style-name="ce4" table:formula="of:=SUM([.F2:.F20])" office:value-type="currency" office:currency="GBP" office:value="13.97">
            <text:p>£13.97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1/07/2016</text:date>, <text:time>13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7-01T12:25:29</meta:creation-date>
    <dc:date>2016-07-01T13:09:04</dc:date>
    <dc:creator>Pete Restall</dc:creator>
    <meta:editing-duration>PT28M25S</meta:editing-duration>
    <meta:editing-cycles>6</meta:editing-cycles>
    <meta:generator>OpenOffice.org/3.3$Unix OpenOffice.org_project/330m20$Build-9567</meta:generator>
    <meta:document-statistic meta:table-count="3" meta:cell-count="85" meta:object-count="0"/>
  </office:meta>
</office:document-meta>
</file>